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in" fo:margin-right="0.25in" fo:text-indent="0in" style:auto-text-indent="false"/>
    </style:style>
    <style:style style:name="P3" style:family="paragraph" style:parent-style-name="Standard">
      <style:paragraph-properties fo:line-height="100%"/>
      <style:text-properties fo:font-size="11pt" fo:font-weight="normal" style:font-size-asian="11pt" style:font-weight-asian="normal" style:font-size-complex="11pt" style:font-weight-complex="normal"/>
    </style:style>
    <style:style style:name="P4" style:family="paragraph" style:parent-style-name="Standard">
      <style:paragraph-properties fo:line-height="100%"/>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5" style:family="paragraph" style:parent-style-name="Standard">
      <style:paragraph-properties fo:line-height="100%"/>
      <style:text-properties fo:font-size="11pt" style:text-underline-style="none" fo:font-weight="normal" style:font-size-asian="11pt" style:font-weight-asian="normal" style:font-size-complex="11pt" style:font-weight-complex="normal"/>
    </style:style>
    <style:style style:name="P6" style:family="paragraph" style:parent-style-name="Standard">
      <style:paragraph-properties fo:line-height="100%"/>
    </style:style>
    <style:style style:name="P7" style:family="paragraph" style:parent-style-name="Standard">
      <style:paragraph-properties fo:line-height="100%" fo:text-align="start" style:justify-single-word="false"/>
    </style:style>
    <style:style style:name="P8" style:family="paragraph" style:parent-style-name="Standard">
      <style:paragraph-properties fo:line-height="100%"/>
      <style:text-properties fo:font-size="14pt" fo:font-weight="bold" style:font-size-asian="14pt" style:font-weight-asian="bold" style:font-size-complex="14pt" style:font-weight-complex="bold"/>
    </style:style>
    <style:style style:name="P9" style:family="paragraph" style:parent-style-name="Standard">
      <style:paragraph-properties fo:margin-left="0.6252in" fo:margin-right="0in" fo:line-height="100%" fo:text-align="start" style:justify-single-word="false" fo:text-indent="-0.6252in" style:auto-text-indent="false"/>
    </style:style>
    <style:style style:name="P10" style:family="paragraph" style:parent-style-name="Standard">
      <style:paragraph-properties fo:line-height="100%" fo:break-before="page"/>
    </style:style>
    <style:style style:name="P11" style:family="paragraph" style:parent-style-name="Standard">
      <style:paragraph-properties fo:line-height="100%" fo:text-align="start" style:justify-single-word="false" fo:break-before="page"/>
    </style:style>
    <style:style style:name="P12" style:family="paragraph" style:parent-style-name="Standard">
      <style:paragraph-properties fo:line-height="100%" fo:break-before="page"/>
      <style:text-properties fo:font-size="14pt" fo:font-weight="bold" style:font-size-asian="14pt" style:font-weight-asian="bold" style:font-size-complex="14pt" style:font-weight-complex="bold"/>
    </style:style>
    <style:style style:name="P13" style:family="paragraph" style:parent-style-name="Standard">
      <style:paragraph-properties fo:line-height="100%" fo:break-before="page"/>
      <style:text-properties fo:font-size="11pt" fo:font-weight="normal" style:font-size-asian="11pt" style:font-weight-asian="normal" style:font-size-complex="11pt" style:font-weight-complex="normal"/>
    </style:style>
    <style:style style:name="P14" style:family="paragraph" style:parent-style-name="Standard" style:master-page-name="Converted1">
      <style:paragraph-properties fo:line-height="100%" style:page-number="auto"/>
      <style:text-properties fo:font-size="14pt" fo:font-weight="bold" style:font-size-asian="14pt" style:font-weight-asian="bold" style:font-size-complex="14pt" style:font-weight-complex="bold"/>
    </style:style>
    <style:style style:name="P15" style:family="paragraph" style:parent-style-name="Standard" style:master-page-name="Converted1">
      <style:paragraph-properties fo:line-height="100%" style:page-number="auto"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line-height="100%"/>
    </style:style>
    <style:style style:name="P17" style:family="paragraph" style:parent-style-name="Standard">
      <style:paragraph-properties fo:line-height="100%"/>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8" style:family="paragraph" style:parent-style-name="Standard">
      <style:paragraph-properties fo:line-height="100%"/>
      <style:text-properties fo:font-size="11pt" fo:font-weight="normal" style:font-size-asian="11pt" style:font-weight-asian="normal" style:font-size-complex="11pt" style:font-weight-complex="normal"/>
    </style:style>
    <style:style style:name="P19" style:family="paragraph" style:parent-style-name="Standard">
      <style:paragraph-properties fo:line-height="100%"/>
      <style:text-properties fo:font-size="11pt" style:text-underline-style="none" fo:font-weight="normal" style:font-size-asian="11pt" style:font-weight-asian="normal" style:font-size-complex="11pt" style:font-weight-complex="normal"/>
    </style:style>
    <style:style style:name="T1" style:family="text">
      <style:text-properties fo:color="#000000"/>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none"/>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6"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start text:name="__DdeLink__15124_138955110"/>Research Study<text:bookmark-end text:name="__DdeLink__15124_138955110"/></text:p>
      <text:p text:style-name="P3"/>
      <text:p text:style-name="P3">You are being asked to participate in a research study conducted by Jeff Gill and Simon Heuberger. We are researchers in political science at American University. The purpose of this study is to collect opinions on several issues. No prior knowledge is required. All issues will be briefly explained before we ask for your opinion.</text:p>
      <text:p text:style-name="P3"/>
      <text:p text:style-name="P3">Completing the survey will take around 20 minutes and is anonymous. Lucid does not share any identifiable information with us. Your identity is never known to us and will not be attached in any way to the final form of this study. Aggregate, non-identifiable data will be presented representing averages or generalizations about the responses as a whole. All the data will be stored in a secure location accessible only to us, the researchers.</text:p>
      <text:p text:style-name="P3"/>
      <text:p text:style-name="P3">Your participation is entirely voluntary. You are free to choose not to participate. You can also withdraw from the survey by closing your browser and informing Lucid at any time. Incomplete answers will not be recorded.</text:p>
      <text:p text:style-name="P3"/>
      <text:p text:style-name="P3">If you have any questions, please reach out to us at sh6943a@american.edu. If you feel as though your rights as a research subject have been violated in any way, please contact the American University IRB Coordinator Matt Zembrzuski at irb@american.edu.</text:p>
      <text:p text:style-name="P3"/>
      <text:p text:style-name="P3">If you want to proceed with the survey, please indicate your consent by clicking the checkbox below. </text:p>
      <text:p text:style-name="P3"/>
      <text:p text:style-name="P3">[check_box]</text:p>
      <text:p text:style-name="P8"/>
      <text:p text:style-name="P8"/>
      <text:p text:style-name="P6"/>
      <text:p text:style-name="P6"/>
      <text:p text:style-name="P15">(Measure Moral Foundation – heading not shown to respondents)</text:p>
      <text:p text:style-name="P6"><text:bookmark-start text:name="__DdeLink__29590_1454641191"/></text:p>
      <text:p text:style-name="P6"><text:bookmark-end text:name="__DdeLink__29590_1454641191"/>(Foundation of Harm/Care) When you decide whether something is right or wrong, to what extent are the following considerations relevant to your thinking? </text:p>
      <text:p text:style-name="P6"/>
      <text:p text:style-name="P6"><text:bookmark-start text:name="__DdeLink__15213_138955110"/>(<text:bookmark-start text:name="__DdeLink__15237_138955110"/>Mor<text:bookmark-end text:name="__DdeLink__15237_138955110"/>_suff) <text:bookmark-end text:name="__DdeLink__15213_138955110"/>Whether or not someone suffered emotionally.</text:p>
      <text:p text:style-name="P6">Not at all relevant (This consideration has nothing to do with my judgments of right and wrong) <text:s/>(1)</text:p>
      <text:p text:style-name="P6">Not very relevant <text:s/>(2)</text:p>
      <text:p text:style-name="P6">Slightly relevant <text:s/>(3)</text:p>
      <text:p text:style-name="P6">Somewhat relevant <text:s/>(4)</text:p>
      <text:p text:style-name="P6">Very relevant <text:s/>(5)</text:p>
      <text:p text:style-name="P6">Extremely relevant (This is one of the most important factors when I judge right and wrong) <text:s/>(6)</text:p>
      <text:p text:style-name="P6"/>
      <text:p text:style-name="P6">(Mor_care) Whether or not someone cared for someone weak or vulnerable.</text:p>
      <text:p text:style-name="P6">Not at all relevant (This consideration has nothing to do with my judgments of right and wrong) <text:s/>(1)</text:p>
      <text:p text:style-name="P6">Not very relevant <text:s/>(2)</text:p>
      <text:p text:style-name="P6">Slightly relevant <text:s/>(3)</text:p>
      <text:p text:style-name="P6">Somewhat relevant <text:s/>(4)</text:p>
      <text:p text:style-name="P6">Very relevant <text:s/>(5)</text:p>
      <text:p text:style-name="P6">Extremely relevant (This is one of the most important factors when I judge right and wrong) <text:s/>(6)</text:p>
      <text:p text:style-name="P6"/>
      <text:p text:style-name="P6">(Mor_cruel) Whether or not someone was cruel.</text:p>
      <text:p text:style-name="P6"><text:bookmark-start text:name="__DdeLink__15074_138955110"/>Not at all relevant (This consideration has nothing to do with my judgments of right and wrong) <text:s/>(1)</text:p>
      <text:p text:style-name="P6">Not very relevant <text:s/>(2)</text:p>
      <text:p text:style-name="P6">Slightly relevant <text:s/>(3)</text:p>
      <text:p text:style-name="P6">Somewhat relevant <text:s/>(4)</text:p>
      <text:p text:style-name="P6">Very relevant <text:s/>(5)</text:p>
      <text:p text:style-name="P6">Extremely relevant (This is one of the most important factors when I judge right and wrong) <text:s/>(6)</text:p>
      <text:p text:style-name="P7"><text:bookmark-end text:name="__DdeLink__15074_138955110"/></text:p>
      <text:p text:style-name="P11"><text:bookmark-start text:name="__DdeLink__15216_138955110"/><text:bookmark-start text:name="__DdeLink__15239_138955110"/>(Foundation of Harm/Care) <text:bookmark-end text:name="__DdeLink__15239_138955110"/><text:bookmark-start text:name="__DdeLink__37288_1990128429"/>Please read the following sentences and indicate your agreement or disagreement<text:bookmark-end text:name="__DdeLink__37288_1990128429"/>.</text:p>
      <text:p text:style-name="P7"><text:bookmark-end text:name="__DdeLink__15216_138955110"/></text:p>
      <text:p text:style-name="P9">(Mor_comp) Compassion for those who are suffering is the most crucial virtue.</text:p>
      <text:p text:style-name="P7"><text:bookmark-start text:name="__DdeLink__37286_1990128429"/><text:bookmark-start text:name="__DdeLink__15078_138955110"/>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7"><text:bookmark-end text:name="__DdeLink__37286_1990128429"/><text:bookmark-end text:name="__DdeLink__15078_138955110"/></text:p>
      <text:p text:style-name="P7"><text:bookmark-start text:name="__DdeLink__15219_138955110"/>(Mor_hurt) <text:bookmark-end text:name="__DdeLink__15219_138955110"/>One of the worst things a person could do is hurt a defenseless animal.</text:p>
      <text:p text:style-name="P7">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9"/>
      <text:p text:style-name="P9">(Mor_kill) It can never be right to kill a human being.</text:p>
      <text:p text:style-name="P7">Strongly disagree (1)</text:p>
      <text:p text:style-name="P7">Moderately disagree <text:s/>(2)</text:p>
      <text:p text:style-name="P7">Slightly disagree <text:s/>(3)</text:p>
      <text:p text:style-name="P7">Slightly agree <text:s/>(4)</text:p>
      <text:p text:style-name="P7">Moderately agree <text:s/>(5)</text:p>
      <text:p text:style-name="P6">Strongly agree <text:s/>(6)</text:p>
      <text:p text:style-name="P8"/>
      <text:p text:style-name="P10"><text:span text:style-name="T2">(</text:span><text:bookmark-start text:name="__DdeLink__29433_1454641191"/><text:span text:style-name="T2">Measure Self-Interest</text:span><text:bookmark-end text:name="__DdeLink__29433_1454641191"/><text:span text:style-name="T2"> – heading not shown to respondents)</text:span></text:p>
      <text:p text:style-name="Standard"/>
      <text:p text:style-name="Standard">(From Raine, Uh (2019). “The Selfishness Questionnaire Egocentric Adaptive and</text:p>
      <text:p text:style-name="Standard">Pathological Forms of Selfishness”)</text:p>
      <text:p text:style-name="P9"/>
      <text:p text:style-name="Standard"><text:bookmark-start text:name="__DdeLink__15289_138955110"/><text:bookmark-start text:name="__DdeLink__15291_138955110"/>Please read the following sentences and indicate your agreement or disagreement.<text:bookmark-end text:name="__DdeLink__15289_138955110"/><text:bookmark-end text:name="__DdeLink__15291_138955110"/></text:p>
      <text:p text:style-name="Standard"/>
      <text:p text:style-name="P6"><text:bookmark-start text:name="__DdeLink__15241_138955110"/>(Si_white) <text:bookmark-end text:name="__DdeLink__15241_138955110"/>I have no problem telling “white lies” if it will help me achieve my goals.</text:p>
      <text:p text:style-name="P7">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6"/>
      <text:p text:style-name="P6">(Si_care) At the end of the day I care mostly for myself, my family, and friends who can help me.</text:p>
      <text:p text:style-name="P7"><text:bookmark-start text:name="__DdeLink__15144_138955110"/>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6"/>
      <text:p text:style-name="P6"><text:bookmark-end text:name="__DdeLink__15144_138955110"/>(Si_kids) Even if it meant giving my kids an unfair advantage over others, I’d do it for them.</text:p>
      <text:p text:style-name="P7">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6"/>
      <text:p text:style-name="P6"/>
      <text:p text:style-name="P10">Please read the following sentences and indicate your agreement or disagreement.</text:p>
      <text:p text:style-name="P6"/>
      <text:p text:style-name="P6">(Si_hon) I’m not always honest because honesty can end up harming myself and others.</text:p>
      <text:p text:style-name="P7">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6"/>
      <text:p text:style-name="P6">(Si_boat) If there was only one space left on a lifeboat that a child needed, I’d honestly have to take it for myself and my family.</text:p>
      <text:p text:style-name="P7">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6"/>
      <text:p text:style-name="P6">(Si_kill) If the choice was between killing someone or being killed, I’d kill.</text:p>
      <text:p text:style-name="P7">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6"/>
      <text:p text:style-name="P6"/>
      <text:p text:style-name="P10">Please read the following sentences and indicate your agreement or disagreement.</text:p>
      <text:p text:style-name="P6"/>
      <text:p text:style-name="P6">(Si_good) I sometimes lie to others for my own good, and theirs too.</text:p>
      <text:p text:style-name="P7">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6"/>
      <text:p text:style-name="P6">(Si_help) I mostly help those around me who will help me later.</text:p>
      <text:p text:style-name="P7"><text:bookmark-start text:name="__DdeLink__15142_138955110"/>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9"><text:bookmark-end text:name="__DdeLink__15142_138955110"/></text:p>
      <text:p text:style-name="P8"/>
      <text:p text:style-name="P12">(Demographics – heading not shown to respondents)</text:p>
      <text:p text:style-name="P8"/>
      <text:p text:style-name="P6">(Age) Please select your year of birth.</text:p>
      <text:p text:style-name="P6"/>
      <text:p text:style-name="P6"/>
      <text:p text:style-name="P6">(Race) What racial or ethnic group best describes you?</text:p>
      <text:p text:style-name="P6">White <text:s/>(1) </text:p>
      <text:p text:style-name="P6">Black or African-American <text:s/>(2) </text:p>
      <text:p text:style-name="P6">Arab or Middle Eastern <text:s/>(3) </text:p>
      <text:p text:style-name="P6">Hispanic or Latino <text:s/>(4) </text:p>
      <text:p text:style-name="P6">Asian <text:s/>(5) </text:p>
      <text:p text:style-name="P6">American Indian or Alaska Native <text:s/>(6) </text:p>
      <text:p text:style-name="P6">Native Hawaiian or other Pacific Islander <text:s/>(7) </text:p>
      <text:p text:style-name="P6">Other <text:s/>(8) </text:p>
      <text:p text:style-name="P6"/>
      <text:p text:style-name="P6"/>
      <text:p text:style-name="P6">(Gender) What gender best describes you?</text:p>
      <text:p text:style-name="P6">Male <text:s/>(1) </text:p>
      <text:p text:style-name="P6">Female <text:s/>(2) </text:p>
      <text:p text:style-name="P6">Other <text:s/>(3) </text:p>
      <text:p text:style-name="P6"/>
      <text:p text:style-name="P6"/>
      <text:p text:style-name="P6"/>
      <text:p text:style-name="P10">(Attention check) Please select the correct statement.</text:p>
      <text:p text:style-name="P6">The letter K comes before the letter B in the alphabet. <text:s/>(1) </text:p>
      <text:p text:style-name="P6">The letter B comes before the letter K in the alphabet. <text:s/>(2) </text:p>
      <text:p text:style-name="P6">There are 100 letters in the alphabet. <text:s/>(3) </text:p>
      <text:p text:style-name="P6">There are 10 letters in the alphabet. <text:s/>(4) </text:p>
      <text:p text:style-name="P6"/>
      <text:p text:style-name="P6"/>
      <text:p text:style-name="P6">(Employment) What is your current employment status?</text:p>
      <text:p text:style-name="P6">Employed part time <text:s/>(1) </text:p>
      <text:p text:style-name="P6">Employed full time <text:s/>(2) </text:p>
      <text:p text:style-name="P6">Student <text:s/>(3) </text:p>
      <text:p text:style-name="P6">Retired <text:s/>(4) </text:p>
      <text:p text:style-name="P6">Homemaker <text:s/>(5)</text:p>
      <text:p text:style-name="P6">Unemployed <text:s/>(6)</text:p>
      <text:p text:style-name="P6">Permanently disabled <text:s/>(7)</text:p>
      <text:p text:style-name="P6"/>
      <text:p text:style-name="P6"/>
      <text:p text:style-name="P6">(Income)<text:bookmark-start text:name="__DdeLink__32339_1479367727"/> What is your combined annual household income?</text:p>
      <text:p text:style-name="P6">Less than $20,000 <text:s/>(1) </text:p>
      <text:p text:style-name="P6">$20,000 to $39,999 <text:s/>(2) </text:p>
      <text:p text:style-name="P6">$40,000 to $59,999 <text:s/>(3) </text:p>
      <text:p text:style-name="P6">$60,000 to $79,999 <text:s/>(4) </text:p>
      <text:p text:style-name="P6">$80,000 to $99,999 <text:s/>(5) </text:p>
      <text:p text:style-name="P6">$100,000 to $149,999 <text:s/>(6) </text:p>
      <text:p text:style-name="P6">$150,000 or more <text:s/>(7) </text:p>
      <text:p text:style-name="P6"><text:bookmark-end text:name="__DdeLink__32339_1479367727"/></text:p>
      <text:p text:style-name="P6"/>
      <text:p text:style-name="P6"/>
      <text:p text:style-name="P10">(Ideology) When it comes to politics, would you describe yourself as liberal, conservative, or neither liberal nor conservative?</text:p>
      <text:p text:style-name="P6">Liberal <text:s/>(1) </text:p>
      <text:p text:style-name="P6">Conservative <text:s/>(2) </text:p>
      <text:p text:style-name="P6">Neither <text:s/>(3) </text:p>
      <text:p text:style-name="P6"/>
      <text:p text:style-name="P6"/>
      <text:p text:style-name="P6">(Ideology_lib) Would you call yourself very liberal or somewhat liberal?</text:p>
      <text:p text:style-name="P6">Very liberal <text:s/>(1) </text:p>
      <text:p text:style-name="P6">Somewhat liberal <text:s/>(2) </text:p>
      <text:p text:style-name="P6"/>
      <text:p text:style-name="P6"/>
      <text:p text:style-name="P6">(Ideology_cons) Would you call yourself very conservative or somewhat conservative?</text:p>
      <text:p text:style-name="P6">Very conservative <text:s/>(1) </text:p>
      <text:p text:style-name="P6">Somewhat conservative <text:s/>(2) </text:p>
      <text:p text:style-name="P6"/>
      <text:p text:style-name="P6"/>
      <text:p text:style-name="P6">(Ideology_nei)<text:bookmark-start text:name="__DdeLink__29573_1454641191"/> Do you think of yourself as closer to<text:line-break/>liberals, or conservatives, or neither of these?</text:p>
      <text:p text:style-name="P6">Closer to liberals <text:s/>(1) <text:bookmark text:name="__DdeLink__31765_1479367727"/></text:p>
      <text:p text:style-name="P6">Closer to conservatives <text:s/>(2)</text:p>
      <text:p text:style-name="P6">Neither <text:s/>(3)</text:p>
      <text:p text:style-name="P6"><text:bookmark-end text:name="__DdeLink__29573_1454641191"/></text:p>
      <text:p text:style-name="P6"/>
      <text:p text:style-name="P6"/>
      <text:p text:style-name="P10">(Party ID) Generally speaking, do you usually think of yourself as a Republican, a Democrat, an Independent, or something else?</text:p>
      <text:p text:style-name="P6">Democrat <text:s/>(1) </text:p>
      <text:p text:style-name="P6">Republican <text:s/>(2) </text:p>
      <text:p text:style-name="P6">Independent <text:s/>(3) </text:p>
      <text:p text:style-name="P6">Something else <text:s/>(4) </text:p>
      <text:p text:style-name="P6"/>
      <text:p text:style-name="P6"/>
      <text:p text:style-name="P6">(Party ID_rep) Would you call yourself a strong Republican or a not very strong Republican?</text:p>
      <text:p text:style-name="P6">Strong <text:s/>(1) </text:p>
      <text:p text:style-name="P6">Not very strong <text:s/>(2) </text:p>
      <text:p text:style-name="P6"/>
      <text:p text:style-name="P6"/>
      <text:p text:style-name="P6">(Party ID_dem) Would you call yourself a strong Democrat or a not very strong Democrat?</text:p>
      <text:p text:style-name="P6">Strong <text:s/>(1) </text:p>
      <text:p text:style-name="P6">Not very strong <text:s/>(2) </text:p>
      <text:p text:style-name="P6"/>
      <text:p text:style-name="P6"/>
      <text:p text:style-name="P6">(Party ID_ind) Do you think of yourself as closer to the Republican Party or to the Democratic Party?</text:p>
      <text:p text:style-name="P6">Closer to the Republican Party <text:s/>(1) </text:p>
      <text:p text:style-name="P6">Closer to the Democratic Party <text:s/>(2) </text:p>
      <text:p text:style-name="P6">Neither <text:s/>(3)</text:p>
      <text:p text:style-name="P6"/>
      <text:p text:style-name="P10">(Education) </text:p>
      <text:p text:style-name="P6">(I block on education. To test my methods, I need to compare the ordered probit model categories and the original ANES categories. Respondents thus randomly receive either the ordered probit (OP) or the ANES categories and are blocked into the treatment groups based on their selection).</text:p>
      <text:p text:style-name="P6"/>
      <text:p text:style-name="P6">What is the highest level of school you have completed or the highest degree you have received?</text:p>
      <text:p text:style-name="P6"/>
      <text:p text:style-name="P6">OP</text:p>
      <text:p text:style-name="P6">High school or lower <text:s/>(1) </text:p>
      <text:p text:style-name="P6">Some college <text:s/>(2) </text:p>
      <text:p text:style-name="P6">Associate degree <text:s/>(3) </text:p>
      <text:p text:style-name="P6">Bachelor's degree <text:s/>(4) </text:p>
      <text:p text:style-name="P6">Master's degree or higher <text:s/>(5) </text:p>
      <text:p text:style-name="P3"/>
      <text:p text:style-name="P3">ANES</text:p>
      <text:p text:style-name="P3">Up to 1st grade<text:bookmark-start text:name="__DdeLink__15209_138955110"/> <text:s/>(1)<text:bookmark-end text:name="__DdeLink__15209_138955110"/></text:p>
      <text:p text:style-name="P3">1st-4th grade <text:s/>(2)</text:p>
      <text:p text:style-name="P3">5th-6th grade <text:s/>(3)</text:p>
      <text:p text:style-name="P3">7th-8th grade <text:s/>(4)</text:p>
      <text:p text:style-name="P3">9th grade <text:s/>(5)</text:p>
      <text:p text:style-name="P3">10th grade <text:s/>(6)</text:p>
      <text:p text:style-name="P3">11th grade <text:s/>(7)</text:p>
      <text:p text:style-name="P3">12th grade <text:s/>(8)</text:p>
      <text:p text:style-name="P3">High school graduate <text:s/>(9)</text:p>
      <text:p text:style-name="P3">Some college <text:s/>(10)</text:p>
      <text:p text:style-name="P3">Associate degree <text:s/>(11)</text:p>
      <text:p text:style-name="P3">Bachelor's degree <text:s/>(12)</text:p>
      <text:p text:style-name="P3">Master's degree <text:s/>(13)</text:p>
      <text:p text:style-name="P3">Professional degree <text:s/>(14)</text:p>
      <text:p text:style-name="P6"><text:span text:style-name="T4">Doctorate <text:s/>(15)</text:span> </text:p>
      <text:p text:style-name="P6"/>
      <text:p text:style-name="P3"/>
      <text:p text:style-name="P12"><text:bookmark-start text:name="__DdeLink__15166_138955110"/>(Randomly Assigned Frame – Healthcare)</text:p>
      <text:p text:style-name="P6"/>
      <text:p text:style-name="P6">(Healthcare) <text:bookmark-start text:name="__DdeLink__32242_14793677271"/>S<text:bookmark-end text:name="__DdeLink__32242_14793677271"/><text:bookmark-start text:name="__DdeLink__15155_138955110"/>upporting moral frame, opposing moral frame, supporting self-interest frame, opposing self-interest frame, or control frame (5 treatment groups overall)</text:p>
      <text:p text:style-name="P6"><text:bookmark-start text:name="__DdeLink__32305_1479367727"/>Strongly oppose (1)<text:bookmark-end text:name="__DdeLink__32305_1479367727"/></text:p>
      <text:p text:style-name="P6"><text:bookmark-start text:name="__DdeLink__32240_1479367727"/>Somewhat oppose (2)<text:bookmark-end text:name="__DdeLink__32240_1479367727"/></text:p>
      <text:p text:style-name="P6">Neither favor n<text:bookmark-start text:name="__DdeLink__32228_1479367727"/>or o<text:bookmark-end text:name="__DdeLink__32228_1479367727"/>ppose (3)</text:p>
      <text:p text:style-name="P6">Somewhat favor (4)</text:p>
      <text:p text:style-name="P6">Strongly favor<text:bookmark-start text:name="__DdeLink__32232_1479367727"/> (5)<text:bookmark-end text:name="__DdeLink__32232_1479367727"/></text:p>
      <text:p text:style-name="P6"><text:bookmark-end text:name="__DdeLink__15166_138955110"/></text:p>
      <text:p text:style-name="P10"><text:bookmark-end text:name="__DdeLink__15155_138955110"/><text:bookmark-start text:name="__DdeLink__15243_138955110"/>(Factual manipulation check_healthcare) <text:bookmark-end text:name="__DdeLink__15243_138955110"/><text:bookmark-start text:name="__DdeLink__15173_138955110"/>A moment ago, you were informed about a plan that was recently debated. Which of the following political topics is the plan about?</text:p>
      <text:p text:style-name="P6"/>
      <text:p text:style-name="P6">Immigration <text:s/>(1)</text:p>
      <text:p text:style-name="P6">Abortion <text:s/>(2)</text:p>
      <text:p text:style-name="P6">Healthcare <text:s/>(3)</text:p>
      <text:p text:style-name="P6">Taxes <text:s/>(4)</text:p>
      <text:p text:style-name="P6">Gun control <text:s/>(5)</text:p>
      <text:p text:style-name="P6">Same-sex marriage <text:s/>(6)</text:p>
      <text:p text:style-name="P6">Minimum wage <text:s/>(7)<text:bookmark-end text:name="__DdeLink__15173_138955110"/></text:p>
      <text:p text:style-name="P6"/>
      <text:p text:style-name="P6"/>
      <text:p text:style-name="P6"/>
      <text:p text:style-name="P12">(Randomly Assigned Frame – Environment)</text:p>
      <text:p text:style-name="P6"/>
      <text:p text:style-name="P6">(Environment) <text:bookmark-start text:name="__DdeLink__32242_147936772711"/>S<text:bookmark-end text:name="__DdeLink__32242_147936772711"/>upporting moral frame, opposing moral frame, supporting self-interest frame, opposing self-interest frame, or control frame (5 treatment groups overall)</text:p>
      <text:p text:style-name="P6"><text:bookmark-start text:name="__DdeLink__32305_14793677272"/>Strongly oppose (1)<text:bookmark-end text:name="__DdeLink__32305_14793677272"/></text:p>
      <text:p text:style-name="P6"><text:bookmark-start text:name="__DdeLink__32240_14793677272"/>Somewhat oppose (2)<text:bookmark-end text:name="__DdeLink__32240_14793677272"/></text:p>
      <text:p text:style-name="P6">Neither favor n<text:bookmark-start text:name="__DdeLink__32228_14793677272"/>or o<text:bookmark-end text:name="__DdeLink__32228_14793677272"/>ppose (3)</text:p>
      <text:p text:style-name="P6">Somewhat favor (4)</text:p>
      <text:p text:style-name="P6">Strongly favor<text:bookmark-start text:name="__DdeLink__32232_14793677272"/> (5)<text:bookmark-end text:name="__DdeLink__32232_14793677272"/></text:p>
      <text:p text:style-name="P6"/>
      <text:p text:style-name="P6"/>
      <text:p text:style-name="P10">(Factual manipulation check_environment) A moment ago, you were informed about a plan that was recently debated. Which of the following political topics is the plan about?</text:p>
      <text:p text:style-name="P6"/>
      <text:p text:style-name="P6">Minimum wage <text:s/>(1)<text:bookmark-start text:name="__DdeLink__29554_1454641191"/></text:p>
      <text:p text:style-name="P6">Same-sex marriage <text:s/>(2)</text:p>
      <text:p text:style-name="P6">Taxes <text:s/>(3)</text:p>
      <text:p text:style-name="P6"><text:bookmark-end text:name="__DdeLink__29554_1454641191"/>Immigration <text:s/>(4)</text:p>
      <text:p text:style-name="P6">Environment <text:s/>(5)</text:p>
      <text:p text:style-name="P6">Gun control <text:s/>(6)</text:p>
      <text:p text:style-name="P6">Abortion <text:s/>(7)</text:p>
      <text:p text:style-name="P8"/>
      <text:p text:style-name="P13">You have answered all the questions in this survey. Thank you!</text:p>
      <text:p text:style-name="P3"/>
      <text:p text:style-name="P3">Once you hit “Continue”, you will be redirected.</text:p>
      <text:p text:style-name="P3"/>
      <text:p text:style-name="P3">[Continue]</text:p>
      <text:p text:style-name="P12">Actual Frames – Healthcare</text:p>
      <text:p text:style-name="P8"/>
      <text:p text:style-name="P4">Control</text:p>
      <text:p text:style-name="P3">Over the past few years, U.S. politicians have repeatedly debated the potential introduction of a new healthcare plan. One option is a healthcare plan that: </text:p>
      <text:p text:style-name="P3">* covers everyone in the US </text:p>
      <text:p text:style-name="P3">* is paid for with a mix of fees paid by individuals and employers as well as tax dollars </text:p>
      <text:p text:style-name="P3">* provides free healthcare to those over 65 and low income people. </text:p>
      <text:p text:style-name="P5">How do you feel about this healthcare plan?</text:p>
      <text:p text:style-name="P4"/>
      <text:p text:style-name="P4"><text:bookmark-start text:name="__DdeLink__32246_14793677271"/>Moral-Opposing</text:p>
      <text:p text:style-name="P3">Over the past few years, U.S. politicians have repeatedly debated the potential introduction of a new healthcare plan. One option is a healthcare plan that: </text:p>
      <text:p text:style-name="P3">* covers everyone in the US </text:p>
      <text:p text:style-name="P3">* is paid for with a mix of fees paid by individuals and employers as well as tax dollars </text:p>
      <text:p text:style-name="P3">* provides free healthcare to those over 65 and low income people. <text:s/></text:p>
      <text:p text:style-name="P3"><text:bookmark-start text:name="__DdeLink__33017_1479367727111"/><text:span text:style-name="T3">Some people think it is a bad idea to implement this healthcare plan. </text:span><text:bookmark-end text:name="__DdeLink__33017_1479367727111"/><text:span text:style-name="T3">They argue that elderly people and those with medical conditions will not get the level of care they need. Waiting times for appointments will increase when everyone is covered, which particularly affects these vulnerable groups.</text:span></text:p>
      <text:p text:style-name="P5">How do you feel about this healthcare plan?</text:p>
      <text:p text:style-name="P4"><text:bookmark text:name="__DdeLink__32989_14793677271"/></text:p>
      <text:p text:style-name="P4">Moral-Supporting</text:p>
      <text:p text:style-name="P3">Over the past few years, U.S. politicians have repeatedly debated the potential introduction of a new healthcare plan. One option is a healthcare plan that: </text:p>
      <text:p text:style-name="P3"><text:bookmark-start text:name="__DdeLink__18001_138955110"/>* covers everyone in the US </text:p>
      <text:p text:style-name="P3">* is paid for with a mix of fees paid by individuals and employers as well as tax dollars </text:p>
      <text:p text:style-name="P3">* provides free healthcare to those over 65 and low income people. </text:p>
      <text:p text:style-name="P3"><text:bookmark-end text:name="__DdeLink__18001_138955110"/><text:bookmark-start text:name="__DdeLink__29484_1454641191"/><text:bookmark-start text:name="__DdeLink__35312_1990128429"/><text:bookmark-start text:name="__DdeLink__35293_1990128429"/><text:bookmark text:name="__DdeLink__35242_1990128429"/><text:span text:style-name="T3">Some people think it is a good idea to implement this healthcare plan.</text:span><text:bookmark-end text:name="__DdeLink__35293_1990128429"/><text:span text:style-name="T3"> They argue that it helps vulnerable members of society. Increased health coverage will protect them and does not affect the majority of the population.</text:span></text:p>
      <text:p text:style-name="P5"><text:bookmark-end text:name="__DdeLink__35312_1990128429"/>How do you feel about this healthcare plan?</text:p>
      <text:p text:style-name="P3"><text:bookmark-end text:name="__DdeLink__29484_1454641191"/></text:p>
      <text:p text:style-name="P4">Self-Interest-Opposing</text:p>
      <text:p text:style-name="P3">Over the past few years, U.S. politicians have repeatedly debated the potential introduction of a new healthcare plan. One option is a healthcare plan that: </text:p>
      <text:p text:style-name="P3">* covers everyone in the US </text:p>
      <text:p text:style-name="P3">* is paid for with a mix of fees paid by individuals and employers as well as tax dollars </text:p>
      <text:p text:style-name="P3">* provides free healthcare to those over 65 and low income people. </text:p>
      <text:p text:style-name="P3"><text:bookmark-start text:name="__DdeLink__33017_1479367727131"/><text:span text:style-name="T3">Some people think it is a bad idea to implement this healthcare plan. </text:span><text:bookmark-end text:name="__DdeLink__33017_1479367727131"/><text:span text:style-name="T3">They argue that the majority of people will need to pay more for the same level of care. Everyone who isn't elderly or has low income will pick up the tab for these groups without receiving any benefits themselves.</text:span></text:p>
      <text:p text:style-name="P5"><text:bookmark-start text:name="__DdeLink__35295_1990128429"/>How do you feel about this healthcare plan?<text:bookmark-end text:name="__DdeLink__35295_1990128429"/></text:p>
      <text:p text:style-name="P4"/>
      <text:p text:style-name="P4">Self-Interest-Supporting</text:p>
      <text:p text:style-name="P3">Over the past few years, U.S. politicians have repeatedly debated the potential introduction of a new healthcare plan. One option is a healthcare plan that: </text:p>
      <text:p text:style-name="P3">* covers everyone in the US </text:p>
      <text:p text:style-name="P3">* is paid for with a mix of fees paid by individuals and employers as well as tax dollars </text:p>
      <text:p text:style-name="P3"><text:soft-page-break/>* provides free healthcare to those over 65 and low income people. </text:p>
      <text:p text:style-name="P3"><text:bookmark-start text:name="__DdeLink__33017_147936772712"/><text:span text:style-name="T3">Some people think it is a good idea to implement this healthcare plan. </text:span><text:bookmark-end text:name="__DdeLink__33017_147936772712"/><text:span text:style-name="T3">They argue that everybody wants to be healthy and know that they are safe, both financially and medically, if they get ill. They want to look after themselves and their families.</text:span></text:p>
      <text:p text:style-name="P5">How do you feel about this healthcare plan?<text:bookmark-start text:name="__DdeLink__33011_14793677271"/><text:bookmark-end text:name="__DdeLink__33011_14793677271"/></text:p>
      <text:p text:style-name="P4"/>
      <text:p text:style-name="P6"/>
      <text:p text:style-name="P6"/>
      <text:p text:style-name="P8"><text:bookmark-end text:name="__DdeLink__32246_14793677271"/></text:p>
      <text:p text:style-name="P12">Actual <text:bookmark-start text:name="__DdeLink__32238_1479367727"/>Frames – <text:bookmark-end text:name="__DdeLink__32238_1479367727"/>Environment</text:p>
      <text:p text:style-name="P3"/>
      <text:p text:style-name="P4">Control</text:p>
      <text:p text:style-name="P3">Over the past few years, politicians have repeatedly debated the potential introduction of new regulations to improve food safety in the US. The restrictions decrease the use of slightly toxic pesticides that:</text:p>
      <text:p text:style-name="P3">* might contaminate crops, soil, and ground water</text:p>
      <text:p text:style-name="P3">* are particularly harmful to the elderly and those with various medical conditions.</text:p>
      <text:p text:style-name="P5">The implementation of the restrictions is paid for with a mix of fees paid by farmers and state subsidies.</text:p>
      <text:p text:style-name="P4"><text:bookmark-start text:name="__DdeLink__35303_1990128429"/><text:bookmark-start text:name="__DdeLink__35299_1990128429"/><text:span text:style-name="T3">How do you feel about these restrictions?</text:span><text:bookmark-end text:name="__DdeLink__35303_1990128429"/><text:bookmark-end text:name="__DdeLink__35299_1990128429"/></text:p>
      <text:p text:style-name="P4"><text:span text:style-name="T3"/></text:p>
      <text:p text:style-name="P4">Moral-Opposing</text:p>
      <text:p text:style-name="P3">Over the past few years, politicians have repeatedly debated the potential introduction of new regulations to improve food safety in the US. The restrictions decrease the use of slightly toxic pesticides that:</text:p>
      <text:p text:style-name="P3">* might contaminate crops, soil, and ground water</text:p>
      <text:p text:style-name="P3">* are particularly harmful to the elderly and those with various medical conditions.</text:p>
      <text:p text:style-name="P5">The implementation of the restrictions is paid for with a mix of fees paid by farmers and state subsidies.Some people think it is a bad idea to implement these restrictions. They argue that they increase the burden on farmers and make it harder for them to stay economically viable. To cover these costs, they need to lay off workers, take on debts or even close their business.</text:p>
      <text:p text:style-name="P5">How do you feel about these restrictions?</text:p>
      <text:p text:style-name="P4"><text:bookmark text:name="__DdeLink__32989_1479367727"/></text:p>
      <text:p text:style-name="P4"><text:bookmark-start text:name="__DdeLink__29440_1454641191"/><text:bookmark-start text:name="__DdeLink__32244_1479367727"/><text:bookmark-start text:name="__DdeLink__32246_1479367727"/>Moral-Supporting</text:p>
      <text:p text:style-name="P3"><text:bookmark-start text:name="__DdeLink__15329_138955110"/>Over the past few years, politicians have repeatedly debated the potential introduction of new regulations to improve food safety in the US. The restrictions decrease the use of slightly toxic pesticides that:</text:p>
      <text:p text:style-name="P3">* might contaminate crops, soil, and ground water</text:p>
      <text:p text:style-name="P3"><text:bookmark-start text:name="__DdeLink__15347_138955110"/>* are particularly harmful to the elderly and those with various medical conditions.<text:bookmark-end text:name="__DdeLink__15347_138955110"/></text:p>
      <text:p text:style-name="P3">The implementation of the restrictions is paid for with a mix of fees paid by farmers and state subsidies.<text:bookmark-end text:name="__DdeLink__15329_138955110"/><text:bookmark text:name="__DdeLink__35309_1990128429"/><text:bookmark text:name="__DdeLink__35297_1990128429"/> <text:span text:style-name="T3">Some people think it is a good idea to implement these restrictions. They argue that the elderly and people with medical conditions will suffer from the use of aggressive pesticides. Their health deteriorates and makes them more vulnerable. Increased restrictions protect them and do not affect the majority of people.</text:span></text:p>
      <text:p text:style-name="P5">How do you feel about these restrictions?</text:p>
      <text:p text:style-name="P5"/>
      <text:p text:style-name="P4">Self-Interest-Opposing</text:p>
      <text:p text:style-name="P3">Over the past few years, politicians have repeatedly debated the potential introduction of new regulations to improve food safety in the US. The restrictions decrease the use of slightly toxic pesticides that:</text:p>
      <text:p text:style-name="P3">* might contaminate crops, soil, and ground water</text:p>
      <text:p text:style-name="P3">* are particularly harmful to the elderly and those with various medical conditions.</text:p>
      <text:p text:style-name="P3">The implementation of the restrictions is paid for with a mix of fees paid by farmers and state subsidies. <text:span text:style-name="T3">Some people think it is a bad idea to implement these restrictions. They argue that the restrictions will raise food prices. We will all need to pay more to cover the costs of the restrictions and have less money to spend on other things.</text:span></text:p>
      <text:p text:style-name="P5"><text:bookmark-start text:name="__DdeLink__35301_1990128429"/>How do you feel about these restrictions?<text:bookmark-end text:name="__DdeLink__35301_1990128429"/></text:p>
      <text:p text:style-name="P4"/>
      <text:p text:style-name="P4"><text:soft-page-break/>Self-Interest-Supporting</text:p>
      <text:p text:style-name="P3">Over the past few years, politicians have repeatedly debated the potential introduction of new regulations to improve food safety in the US. The restrictions decrease the use of slightly toxic pesticides that:</text:p>
      <text:p text:style-name="P3">* might contaminate crops, soil, and ground water</text:p>
      <text:p text:style-name="P3">* are particularly harmful to the elderly and those with various medical conditions.</text:p>
      <text:p text:style-name="P5">The implementation of the restrictions is paid for with a mix of fees paid by farmers and state subsidies.Some people think it is a good idea to implement these restrictions. They argue that the restrictions protect everyone's health. We and our families all benefit from healthier food with fewer chemicals.</text:p>
      <text:p text:style-name="P5">How do you feel about these restrictions?<text:bookmark-end text:name="__DdeLink__29440_1454641191"/><text:bookmark-end text:name="__DdeLink__32244_1479367727"/><text:bookmark-end text:name="__DdeLink__32246_1479367727"/><text:bookmark text:name="__DdeLink__32985_14793677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in"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US" style:font-name-asian="Arial Unicode M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rSlider" style:family="paragraph" style:parent-style-name="Standard" style:default-outline-level="" style:list-style-name="">
      <style:paragraph-properties fo:margin-top="0.0555in" fo:margin-bottom="0in" fo:line-height="100%" fo:padding="0in" fo:border-left="none" fo:border-right="none" fo:border-top="0.278in solid #499fd1" fo:border-bottom="none"/>
    </style:style>
    <style:style style:name="QSummary" style:family="paragraph" style:parent-style-name="Standard" style:default-outline-level="" style:list-style-name="">
      <style:text-properties fo:font-weight="bold" style:font-weight-asian="bold"/>
    </style:style>
    <style:style style:name="QLabel" style:family="paragraph" style:parent-style-name="Standard" style:default-outline-level="" style:list-style-name="">
      <style:paragraph-properties fo:background-color="#d9d9d9" fo:padding-left="0.0555in" fo:padding-right="0.0555in" fo:padding-top="0in" fo:padding-bottom="0in" fo:border-left="0.0071in solid #d9d9d9" fo:border-right="0.0071in solid #d9d9d9" fo:border-top="none" fo:border-bottom="none">
        <style:background-image/>
      </style:paragraph-properties>
      <style:text-properties fo:font-size="16pt" fo:font-weight="bold" style:font-size-asian="16pt" style:font-weight-asian="bold"/>
    </style:style>
    <style:style style:name="WhiteText" style:family="paragraph" style:default-outline-level="" style:list-style-name="">
      <style:paragraph-properties fo:margin-top="0in" fo:margin-bottom="0in" fo:line-height="100%" fo:orphans="2" fo:widows="2" style:writing-mode="lr-tb"/>
      <style:text-properties fo:color="#ffffff"/>
    </style:style>
    <style:style style:name="WhiteCompositeLabel" style:family="paragraph" style:default-outline-level="" style:list-style-name="">
      <style:paragraph-properties fo:margin-top="0.0299in" fo:margin-bottom="0.0299in" fo:line-height="100%" fo:text-align="center" style:justify-single-word="false" fo:orphans="2" fo:widows="2" style:writing-mode="lr-tb"/>
      <style:text-properties fo:color="#ffffff" style:font-name="Calibri" fo:font-weight="bold" style:font-name-asian="Times New Roman" style:font-weight-asian="bold" style:font-name-complex="Times New Roman"/>
    </style:style>
    <style:style style:name="CompositeLabel" style:family="paragraph" style:default-outline-level="" style:list-style-name="">
      <style:paragraph-properties fo:margin-top="0.0299in" fo:margin-bottom="0.0299in" fo:line-height="100%" fo:text-align="center" style:justify-single-word="false" fo:orphans="2" fo:widows="2" style:writing-mode="lr-tb"/>
      <style:text-properties style:use-window-font-color="true" style:font-name="Calibri" fo:font-weight="bold" style:font-name-asian="Times New Roman" style:font-weight-asian="bold" style:font-name-complex="Times New Roman"/>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QDisplayLogic" style:family="paragraph" style:parent-style-name="Standard" style:default-outline-level="" style:list-style-name="">
      <style:paragraph-properties fo:margin-top="0.0835in" fo:margin-bottom="0.0835in" fo:line-height="0.1665in" fo:background-color="#6898bb">
        <style:background-image/>
      </style:paragraph-properties>
      <style:text-properties fo:color="#ffffff" fo:font-size="10pt" fo:font-style="italic" style:font-size-asian="10pt" style:font-style-asian="italic"/>
    </style:style>
    <style:style style:name="QSkipLogic" style:family="paragraph" style:parent-style-name="Standard" style:default-outline-level="" style:list-style-name="">
      <style:paragraph-properties fo:margin-top="0.0835in" fo:margin-bottom="0.0835in" fo:line-height="0.1665in" fo:background-color="#8d8d8d">
        <style:background-image/>
      </style:paragraph-properties>
      <style:text-properties fo:color="#ffffff" fo:font-size="10pt" fo:font-style="italic" style:font-size-asian="10pt" style:font-style-asian="italic"/>
    </style:style>
    <style:style style:name="SingleLineText" style:family="paragraph" style:default-outline-level="" style:list-style-name="">
      <style:paragraph-properties fo:margin-top="0in" fo:margin-bottom="0in" fo:line-height="100%" fo:orphans="2" fo:widows="2" style:writing-mode="lr-tb"/>
      <style:text-properties style:use-window-font-color="true"/>
    </style:style>
    <style:style style:name="QDynamicChoices" style:family="paragraph" style:parent-style-name="Standard" style:default-outline-level="" style:list-style-name="">
      <style:paragraph-properties fo:margin-top="0.0835in" fo:margin-bottom="0.0835in" fo:line-height="0.1665in" fo:background-color="#6fac3d">
        <style:background-image/>
      </style:paragraph-properties>
      <style:text-properties fo:color="#ffffff" fo:font-size="10pt" fo:font-style="italic" style:font-size-asian="10pt" style:font-style-asian="italic"/>
    </style:style>
    <style:style style:name="QReusableChoices" style:family="paragraph" style:parent-style-name="Standard" style:default-outline-level="" style:list-style-name="">
      <style:paragraph-properties fo:margin-top="0.0835in" fo:margin-bottom="0.0835in" fo:line-height="0.1665in" fo:background-color="#3ea18e">
        <style:background-image/>
      </style:paragraph-properties>
      <style:text-properties fo:color="#ffffff" fo:font-size="10pt" fo:font-style="italic" style:font-size-asian="10pt" style:font-style-asian="italic"/>
    </style:style>
    <style:style style:name="H1" style:family="paragraph" style:default-outline-level="" style:list-style-name="">
      <style:paragraph-properties fo:margin-top="0in" fo:margin-bottom="0.1665in" fo:line-height="100%" fo:orphans="2" fo:widows="2" style:writing-mode="lr-tb"/>
      <style:text-properties fo:color="#000000" fo:font-size="32pt" fo:font-weight="bold" style:font-size-asian="32pt" style:font-weight-asian="bold" style:font-size-complex="32pt"/>
    </style:style>
    <style:style style:name="H2" style:family="paragraph" style:default-outline-level="" style:list-style-name="">
      <style:paragraph-properties fo:margin-top="0in" fo:margin-bottom="0.1665in" fo:line-height="100%" fo:orphans="2" fo:widows="2" style:writing-mode="lr-tb"/>
      <style:text-properties fo:color="#000000" fo:font-size="24pt" fo:font-weight="bold" style:font-size-asian="24pt" style:font-weight-asian="bold" style:font-size-complex="24pt"/>
    </style:style>
    <style:style style:name="H3" style:family="paragraph" style:default-outline-level="" style:list-style-name="">
      <style:paragraph-properties fo:margin-top="0in" fo:margin-bottom="0.0835in" fo:line-height="100%" fo:orphans="2" fo:widows="2" style:writing-mode="lr-tb"/>
      <style:text-properties fo:color="#000000" fo:font-size="18pt" fo:font-weight="bold" style:font-size-asian="18pt" style:font-weight-asian="bold" style:font-size-complex="18pt"/>
    </style:style>
    <style:style style:name="BlockStartLabel" style:family="paragraph" style:parent-style-name="Standard" style:default-outline-level="" style:list-style-name="">
      <style:paragraph-properties fo:margin-top="0.0835in" fo:margin-bottom="0.0835in" fo:line-height="100%"/>
      <style:text-properties fo:color="#cccccc" fo:font-weight="bold" style:font-weight-asian="bold"/>
    </style:style>
    <style:style style:name="BlockEndLabel" style:family="paragraph" style:parent-style-name="Standard" style:default-outline-level="" style:list-style-name="">
      <style:paragraph-properties fo:margin-top="0.0835in" fo:margin-bottom="0in" fo:line-height="100%"/>
      <style:text-properties fo:color="#cccccc" fo:font-weight="bold" style:font-weight-asian="bold"/>
    </style:style>
    <style:style style:name="BlockSeparator" style:family="paragraph" style:parent-style-name="Standard" style:default-outline-level="" style:list-style-name="">
      <style:paragraph-properties fo:margin-top="0in" fo:margin-bottom="0in" fo:line-height="50%" fo:text-align="center" style:justify-single-word="false" fo:padding="0in" fo:border-left="none" fo:border-right="none" fo:border-top="none" fo:border-bottom="0.0138in solid #cccccc"/>
      <style:text-properties fo:color="#cccccc" fo:font-weight="bold" style:font-weight-asian="bold"/>
    </style:style>
    <style:style style:name="QuestionSeparator" style:family="paragraph" style:parent-style-name="Standard" style:default-outline-level="" style:list-style-name="">
      <style:paragraph-properties fo:margin-top="0.0835in" fo:margin-bottom="0.0835in" fo:line-height="50%" fo:padding="0in" fo:border-left="none" fo:border-right="none" fo:border-top="0.0138in solid #cccccc" fo:border-bottom="none"/>
    </style:style>
    <style:style style:name="Dropdown" style:family="paragraph" style:parent-style-name="Standard" style:default-outline-level="" style:list-style-name="">
      <style:paragraph-properties fo:margin-top="0.0835in" fo:margin-bottom="0.0835in" fo:line-height="100%" fo:padding="0.0555in" fo:border="0.0071in solid #cccccc"/>
    </style:style>
    <style:style style:name="TextEntryLine" style:family="paragraph" style:parent-style-name="Standard" style:default-outline-level="" style:list-style-name="">
      <style:paragraph-properties fo:margin-top="0.1665in" fo:margin-bottom="0in" fo:line-height="100%"/>
    </style:style>
    <style:style style:name="Foot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SFGreen" style:family="paragraph" style:parent-style-name="Standard" style:default-outline-level="" style:list-style-name="">
      <style:paragraph-properties fo:background-color="#edf2e3" fo:padding="0.0555in" fo:border="0.0071in solid #d1d9bd">
        <style:background-image/>
      </style:paragraph-properties>
      <style:text-properties fo:color="#809163" fo:font-weight="bold" style:font-weight-asian="bold"/>
    </style:style>
    <style:style style:name="SFBlue" style:family="paragraph" style:parent-style-name="Standard" style:default-outline-level="" style:list-style-name="">
      <style:paragraph-properties fo:background-color="#e6ecf5" fo:padding="0.0555in" fo:border="0.0071in solid #c3cddb">
        <style:background-image/>
      </style:paragraph-properties>
      <style:text-properties fo:color="#426092" fo:font-weight="bold" style:font-weight-asian="bold"/>
    </style:style>
    <style:style style:name="SFPurple" style:family="paragraph" style:parent-style-name="Standard" style:default-outline-level="" style:list-style-name="">
      <style:paragraph-properties fo:background-color="#f2e3f2" fo:padding="0.0555in" fo:border="0.0071in solid #d1c0d1">
        <style:background-image/>
      </style:paragraph-properties>
      <style:text-properties fo:color="#916391" fo:font-weight="bold" style:font-weight-asian="bold"/>
    </style:style>
    <style:style style:name="SFGray" style:family="paragraph" style:parent-style-name="Standard" style:default-outline-level="" style:list-style-name="">
      <style:paragraph-properties fo:background-color="#f2f2f2" fo:padding="0.0555in" fo:border="0.0071in solid #cfcfcf">
        <style:background-image/>
      </style:paragraph-properties>
      <style:text-properties fo:color="#555555" fo:font-weight="bold" style:font-weight-asian="bold"/>
    </style:style>
    <style:style style:name="SFRed" style:family="paragraph" style:parent-style-name="Standard" style:default-outline-level="" style:list-style-name="">
      <style:paragraph-properties fo:background-color="#8c0707" fo:padding="0.0555in" fo:border="0.0071in solid #700606">
        <style:background-image/>
      </style:paragraph-properties>
      <style:text-properties fo:color="#ffffff" fo:font-weight="bold" style:font-weight-asian="bold"/>
    </style:style>
    <style:style style:name="QPlaceholderAlert" style:family="paragraph" style:parent-style-name="Standard" style:default-outline-level="" style:list-style-name="">
      <style:text-properties fo:color="#ff0000"/>
    </style:style>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fo:color="#bfbfbf" fo:font-size="28pt" style:font-name-asian="Courier New" style:font-size-asian="28pt" style:font-name-complex="Courier New"/>
    </style:style>
    <style:style style:name="ListLabel_20_2" style:display-name="ListLabel 2" style:family="text">
      <style:text-properties fo:color="#bfbfbf" fo:font-size="26pt" style:font-name-asian="Courier New" style:font-size-asian="26pt"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style style:name="MT1" style:family="text"/>
    <style:style style:name="MT2" style:family="text">
      <style:text-properties fo:color="#000000"/>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style:master-page style:name="Converted35" style:page-layout-name="Mpm1"/>
    <style:master-page style:name="Converted36" style:page-layout-name="Mpm1"/>
    <style:master-page style:name="Converted37" style:page-layout-name="Mpm1"/>
    <style:master-page style:name="Converted38" style:page-layout-name="Mpm1"/>
    <style:master-page style:name="Converted39" style:page-layout-name="Mpm1"/>
    <style:master-page style:name="Converted40" style:page-layout-name="Mpm1"/>
    <style:master-page style:name="Converted41" style:page-layout-name="Mpm1"/>
    <style:master-page style:name="Converted42" style:page-layout-name="Mpm1"/>
    <style:master-page style:name="Converted43" style:page-layout-name="Mpm1"/>
    <style:master-page style:name="Converted44" style:page-layout-name="Mpm1"/>
    <style:master-page style:name="Converted45" style:page-layout-name="Mpm1"/>
    <style:master-page style:name="Converted46" style:page-layout-name="Mpm1"/>
    <style:master-page style:name="Converted47" style:page-layout-name="Mpm1"/>
    <style:master-page style:name="Converted48" style:page-layout-name="Mpm1"/>
    <style:master-page style:name="Converted49" style:page-layout-name="Mpm1"/>
    <style:master-page style:name="Converted50" style:page-layout-name="Mpm1"/>
    <style:master-page style:name="Converted51" style:page-layout-name="Mpm1"/>
    <style:master-page style:name="Converted52" style:page-layout-name="Mpm1"/>
    <style:master-page style:name="Converted53" style:page-layout-name="Mpm1"/>
    <style:master-page style:name="Converted54" style:page-layout-name="Mpm1"/>
    <style:master-page style:name="Converted55" style:page-layout-name="Mpm1"/>
    <style:master-page style:name="Converted56" style:page-layout-name="Mpm1"/>
    <style:master-page style:name="Converted57" style:page-layout-name="Mpm1"/>
    <style:master-page style:name="Converted58" style:page-layout-name="Mpm1"/>
    <style:master-page style:name="Converted59" style:page-layout-name="Mpm1"/>
    <style:master-page style:name="Converted60" style:page-layout-name="Mpm1"/>
    <style:master-page style:name="Converted61" style:page-layout-name="Mpm1"/>
    <style:master-page style:name="Converted62" style:page-layout-name="Mpm1"/>
    <style:master-page style:name="Converted63" style:page-layout-name="Mpm1"/>
    <style:master-page style:name="Converted64" style:page-layout-name="Mpm1"/>
    <style:master-page style:name="Converted65" style:page-layout-name="Mpm1"/>
    <style:master-page style:name="Converted66" style:page-layout-name="Mpm1"/>
    <style:master-page style:name="Converted67" style:page-layout-name="Mpm1"/>
    <style:master-page style:name="Converted68" style:page-layout-name="Mpm1"/>
    <style:master-page style:name="Converted69" style:page-layout-name="Mpm1"/>
    <style:master-page style:name="Converted70" style:page-layout-name="Mpm1"/>
    <style:master-page style:name="Converted71" style:page-layout-name="Mpm1"/>
    <style:master-page style:name="Converted72" style:page-layout-name="Mpm1"/>
    <style:master-page style:name="Converted73" style:page-layout-name="Mpm1"/>
    <style:master-page style:name="Converted74" style:page-layout-name="Mpm1"/>
    <style:master-page style:name="Converted75" style:page-layout-name="Mpm1"/>
    <style:master-page style:name="Converted76" style:page-layout-name="Mpm1"/>
    <style:master-page style:name="Converted77" style:page-layout-name="Mpm1"/>
    <style:master-page style:name="Converted78" style:page-layout-name="Mpm1"/>
    <style:master-page style:name="Converted79" style:page-layout-name="Mpm1"/>
    <style:master-page style:name="Converted80" style:page-layout-name="Mpm1"/>
    <style:master-page style:name="Converted81" style:page-layout-name="Mpm1"/>
    <style:master-page style:name="Converted82" style:page-layout-name="Mpm1"/>
    <style:master-page style:name="Converted83" style:page-layout-name="Mpm1"/>
    <style:master-page style:name="Converted84" style:page-layout-name="Mpm1"/>
    <style:master-page style:name="Converted85" style:page-layout-name="Mpm1"/>
    <style:master-page style:name="Converted86" style:page-layout-name="Mpm1"/>
    <style:master-page style:name="Converted87" style:page-layout-name="Mpm1"/>
    <style:master-page style:name="Converted88" style:page-layout-name="Mpm1"/>
    <style:master-page style:name="Converted89" style:page-layout-name="Mpm1"/>
    <style:master-page style:name="Converted90" style:page-layout-name="Mpm1"/>
    <style:master-page style:name="Converted91" style:page-layout-name="Mpm1"/>
    <style:master-page style:name="Converted92" style:page-layout-name="Mpm1"/>
    <style:master-page style:name="Converted93" style:page-layout-name="Mpm1"/>
    <style:master-page style:name="Converted94" style:page-layout-name="Mpm1"/>
    <style:master-page style:name="Converted95" style:page-layout-name="Mpm1"/>
    <style:master-page style:name="Converted96" style:page-layout-name="Mpm1"/>
    <style:master-page style:name="Converted97" style:page-layout-name="Mpm1"/>
    <style:master-page style:name="Converted98" style:page-layout-name="Mpm1"/>
    <style:master-page style:name="Converted99" style:page-layout-name="Mpm1"/>
    <style:master-page style:name="Converted100" style:page-layout-name="Mpm1"/>
    <style:master-page style:name="Converted101" style:page-layout-name="Mpm1"/>
    <style:master-page style:name="Converted102" style:page-layout-name="Mpm1"/>
    <style:master-page style:name="Converted103" style:page-layout-name="Mpm1"/>
    <style:master-page style:name="Converted104" style:page-layout-name="Mpm1"/>
    <style:master-page style:name="Converted105" style:page-layout-name="Mpm1"/>
    <style:master-page style:name="Converted106" style:page-layout-name="Mpm1"/>
    <style:master-page style:name="Converted107" style:page-layout-name="Mpm1"/>
    <style:master-page style:name="Converted108" style:page-layout-name="Mpm1"/>
    <style:master-page style:name="Converted109" style:page-layout-name="Mpm1"/>
    <style:master-page style:name="Converted110" style:page-layout-name="Mpm1"/>
    <style:master-page style:name="Converted111" style:page-layout-name="Mpm1"/>
    <style:master-page style:name="Converted112" style:page-layout-name="Mpm1"/>
    <style:master-page style:name="Converted113" style:page-layout-name="Mpm1"/>
    <style:master-page style:name="Converted114" style:page-layout-name="Mpm1"/>
    <style:master-page style:name="Converted115" style:page-layout-name="Mpm1"/>
    <style:master-page style:name="Converted116" style:page-layout-name="Mpm1"/>
    <style:master-page style:name="Converted117" style:page-layout-name="Mpm1"/>
    <style:master-page style:name="Converted118" style:page-layout-name="Mpm1"/>
    <style:master-page style:name="Converted119" style:page-layout-name="Mpm1"/>
    <style:master-page style:name="Converted120" style:page-layout-name="Mpm1"/>
    <style:master-page style:name="Converted121" style:page-layout-name="Mpm1"/>
    <style:master-page style:name="Converted122" style:page-layout-name="Mpm1"/>
    <style:master-page style:name="Converted123" style:page-layout-name="Mpm1"/>
    <style:master-page style:name="Converted124" style:page-layout-name="Mpm1"/>
    <style:master-page style:name="Converted125" style:page-layout-name="Mpm1"/>
    <style:master-page style:name="Converted126" style:page-layout-name="Mpm1"/>
    <style:master-page style:name="Converted127" style:page-layout-name="Mpm1"/>
    <style:master-page style:name="Converted128" style:page-layout-name="Mpm1"/>
    <style:master-page style:name="Converted129" style:page-layout-name="Mpm1"/>
    <style:master-page style:name="Converted130" style:page-layout-name="Mpm1"/>
    <style:master-page style:name="Converted131" style:page-layout-name="Mpm1"/>
    <style:master-page style:name="Converted132" style:page-layout-name="Mpm1"/>
    <style:master-page style:name="Converted133" style:page-layout-name="Mpm1"/>
    <style:master-page style:name="Converted134" style:page-layout-name="Mpm1"/>
    <style:master-page style:name="Converted135" style:page-layout-name="Mpm1"/>
    <style:master-page style:name="Converted136" style:page-layout-name="Mpm1"/>
    <style:master-page style:name="Converted137" style:page-layout-name="Mpm1"/>
    <style:master-page style:name="Converted138" style:page-layout-name="Mpm1"/>
    <style:master-page style:name="Converted139" style:page-layout-name="Mpm1"/>
    <style:master-page style:name="Converted140" style:page-layout-name="Mpm1"/>
    <style:master-page style:name="Converted141" style:page-layout-name="Mpm1"/>
    <style:master-page style:name="Converted142" style:page-layout-name="Mpm1"/>
    <style:master-page style:name="Converted143" style:page-layout-name="Mpm1"/>
    <style:master-page style:name="Converted144" style:page-layout-name="Mpm1"/>
    <style:master-page style:name="Converted145" style:page-layout-name="Mpm1"/>
    <style:master-page style:name="Converted146" style:page-layout-name="Mpm1"/>
    <style:master-page style:name="Converted147" style:page-layout-name="Mpm1"/>
    <style:master-page style:name="Converted148" style:page-layout-name="Mpm1"/>
    <style:master-page style:name="Converted149" style:page-layout-name="Mpm1"/>
    <style:master-page style:name="Converted150" style:page-layout-name="Mpm1"/>
    <style:master-page style:name="Converted151" style:page-layout-name="Mpm1"/>
    <style:master-page style:name="Converted152" style:page-layout-name="Mpm1"/>
    <style:master-page style:name="Converted153" style:page-layout-name="Mpm1"/>
    <style:master-page style:name="Converted154" style:page-layout-name="Mpm1"/>
    <style:master-page style:name="Converted155" style:page-layout-name="Mpm1"/>
    <style:master-page style:name="Converted156" style:page-layout-name="Mpm1"/>
    <style:master-page style:name="Converted157" style:page-layout-name="Mpm1"/>
    <style:master-page style:name="Converted158" style:page-layout-name="Mpm1"/>
    <style:master-page style:name="Converted159" style:page-layout-name="Mpm1"/>
    <style:master-page style:name="Converted160" style:page-layout-name="Mpm1"/>
    <style:master-page style:name="Converted161" style:page-layout-name="Mpm1"/>
    <style:master-page style:name="Converted162" style:page-layout-name="Mpm1"/>
    <style:master-page style:name="Converted163" style:page-layout-name="Mpm1"/>
    <style:master-page style:name="Converted164" style:page-layout-name="Mpm1"/>
    <style:master-page style:name="Converted165" style:page-layout-name="Mpm1"/>
    <style:master-page style:name="Converted166" style:page-layout-name="Mpm1"/>
    <style:master-page style:name="Converted167" style:page-layout-name="Mpm1"/>
    <style:master-page style:name="Converted168" style:page-layout-name="Mpm1"/>
    <style:master-page style:name="Converted169" style:page-layout-name="Mpm1"/>
    <style:master-page style:name="Converted170" style:page-layout-name="Mpm1"/>
    <style:master-page style:name="Converted171" style:page-layout-name="Mpm1"/>
    <style:master-page style:name="Converted172" style:page-layout-name="Mpm1"/>
    <style:master-page style:name="Converted173" style:page-layout-name="Mpm1"/>
    <style:master-page style:name="Converted174" style:page-layout-name="Mpm1"/>
    <style:master-page style:name="Converted175" style:page-layout-name="Mpm1"/>
    <style:master-page style:name="Converted176" style:page-layout-name="Mpm1"/>
    <style:master-page style:name="Converted177" style:page-layout-name="Mpm1"/>
    <style:master-page style:name="Converted178" style:page-layout-name="Mpm1"/>
    <style:master-page style:name="Converted179" style:page-layout-name="Mpm1"/>
    <style:master-page style:name="Converted180" style:page-layout-name="Mpm1"/>
    <style:master-page style:name="Converted181" style:page-layout-name="Mpm1"/>
    <style:master-page style:name="Converted182" style:page-layout-name="Mpm1"/>
    <style:master-page style:name="Converted183" style:page-layout-name="Mpm1"/>
    <style:master-page style:name="Converted184" style:page-layout-name="Mpm1"/>
    <style:master-page style:name="Converted185" style:page-layout-name="Mpm1"/>
    <style:master-page style:name="Converted186" style:page-layout-name="Mpm1"/>
    <style:master-page style:name="Converted187" style:page-layout-name="Mpm1"/>
    <style:master-page style:name="Converted188" style:page-layout-name="Mpm1"/>
    <style:master-page style:name="Converted189" style:page-layout-name="Mpm1"/>
    <style:master-page style:name="Converted190" style:page-layout-name="Mpm1"/>
    <style:master-page style:name="Converted191" style:page-layout-name="Mpm1"/>
    <style:master-page style:name="Converted192" style:page-layout-name="Mpm1"/>
    <style:master-page style:name="Converted193" style:page-layout-name="Mpm1"/>
    <style:master-page style:name="Converted194" style:page-layout-name="Mpm1"/>
    <style:master-page style:name="Converted195" style:page-layout-name="Mpm1"/>
    <style:master-page style:name="Converted196" style:page-layout-name="Mpm1"/>
    <style:master-page style:name="Converted197" style:page-layout-name="Mpm1"/>
    <style:master-page style:name="Converted198" style:page-layout-name="Mpm1"/>
    <style:master-page style:name="Converted199" style:page-layout-name="Mpm1"/>
    <style:master-page style:name="Converted200" style:page-layout-name="Mpm1"/>
    <style:master-page style:name="Converted201" style:page-layout-name="Mpm1"/>
    <style:master-page style:name="Converted202" style:page-layout-name="Mpm1"/>
    <style:master-page style:name="Converted203" style:page-layout-name="Mpm1"/>
    <style:master-page style:name="Converted204" style:page-layout-name="Mpm1"/>
    <style:master-page style:name="Converted205" style:page-layout-name="Mpm1"/>
    <style:master-page style:name="Converted206" style:page-layout-name="Mpm1"/>
    <style:master-page style:name="Converted207" style:page-layout-name="Mpm1"/>
    <style:master-page style:name="Converted208" style:page-layout-name="Mpm1"/>
    <style:master-page style:name="Converted209" style:page-layout-name="Mpm1"/>
    <style:master-page style:name="Converted210" style:page-layout-name="Mpm1"/>
    <style:master-page style:name="Converted211" style:page-layout-name="Mpm1"/>
    <style:master-page style:name="Converted212" style:page-layout-name="Mpm1"/>
    <style:master-page style:name="Converted213" style:page-layout-name="Mpm1"/>
    <style:master-page style:name="Converted214" style:page-layout-name="Mpm1"/>
    <style:master-page style:name="Converted215" style:page-layout-name="Mpm1"/>
    <style:master-page style:name="Converted216" style:page-layout-name="Mpm1"/>
    <style:master-page style:name="Converted217" style:page-layout-name="Mpm1"/>
    <style:master-page style:name="Converted218" style:page-layout-name="Mpm1"/>
    <style:master-page style:name="Converted219" style:page-layout-name="Mpm1"/>
    <style:master-page style:name="Converted220" style:page-layout-name="Mpm1"/>
    <style:master-page style:name="Converted221" style:page-layout-name="Mpm1"/>
    <style:master-page style:name="Converted222" style:page-layout-name="Mpm1"/>
    <style:master-page style:name="Converted223" style:page-layout-name="Mpm1"/>
    <style:master-page style:name="Converted224" style:page-layout-name="Mpm1"/>
    <style:master-page style:name="Converted225" style:page-layout-name="Mpm1"/>
    <style:master-page style:name="Converted226" style:page-layout-name="Mpm1"/>
    <style:master-page style:name="Converted227" style:page-layout-name="Mpm1"/>
    <style:master-page style:name="Converted228" style:page-layout-name="Mpm1"/>
    <style:master-page style:name="Converted229" style:page-layout-name="Mpm1"/>
    <style:master-page style:name="Converted230" style:page-layout-name="Mpm1"/>
    <style:master-page style:name="Converted231" style:page-layout-name="Mpm1"/>
    <style:master-page style:name="Converted232" style:page-layout-name="Mpm1"/>
    <style:master-page style:name="Converted233" style:page-layout-name="Mpm1"/>
    <style:master-page style:name="Converted234" style:page-layout-name="Mpm1"/>
    <style:master-page style:name="Converted235" style:page-layout-name="Mpm1"/>
    <style:master-page style:name="Converted236" style:page-layout-name="Mpm1"/>
    <style:master-page style:name="Converted237" style:page-layout-name="Mpm1"/>
    <style:master-page style:name="Converted238" style:page-layout-name="Mpm1"/>
    <style:master-page style:name="Converted239" style:page-layout-name="Mpm1"/>
    <style:master-page style:name="Converted240" style:page-layout-name="Mpm1"/>
    <style:master-page style:name="Converted241" style:page-layout-name="Mpm1"/>
    <style:master-page style:name="Converted242" style:page-layout-name="Mpm1"/>
    <style:master-page style:name="Converted243" style:page-layout-name="Mpm1"/>
    <style:master-page style:name="Converted244" style:page-layout-name="Mpm1"/>
    <style:master-page style:name="Converted245" style:page-layout-name="Mpm1"/>
    <style:master-page style:name="Converted246" style:page-layout-name="Mpm1"/>
    <style:master-page style:name="Converted247" style:page-layout-name="Mpm1"/>
    <style:master-page style:name="Converted248" style:page-layout-name="Mpm1"/>
    <style:master-page style:name="Converted249" style:page-layout-name="Mpm1"/>
    <style:master-page style:name="Converted250" style:page-layout-name="Mpm1"/>
    <style:master-page style:name="Converted251" style:page-layout-name="Mpm1"/>
    <style:master-page style:name="Converted252" style:page-layout-name="Mpm1"/>
    <style:master-page style:name="Converted253" style:page-layout-name="Mpm1"/>
    <style:master-page style:name="Converted254" style:page-layout-name="Mpm1"/>
    <style:master-page style:name="Converted255" style:page-layout-name="Mpm1"/>
    <style:master-page style:name="Converted256" style:page-layout-name="Mpm1"/>
    <style:master-page style:name="Converted257" style:page-layout-name="Mpm1"/>
    <style:master-page style:name="Converted258" style:page-layout-name="Mpm1"/>
    <style:master-page style:name="Converted259" style:page-layout-name="Mpm1"/>
    <style:master-page style:name="Converted260" style:page-layout-name="Mpm1"/>
    <style:master-page style:name="Converted261" style:page-layout-name="Mpm1"/>
    <style:master-page style:name="Converted262" style:page-layout-name="Mpm1"/>
    <style:master-page style:name="Converted263" style:page-layout-name="Mpm1"/>
    <style:master-page style:name="Converted264" style:page-layout-name="Mpm1"/>
    <style:master-page style:name="Converted265" style:page-layout-name="Mpm1"/>
    <style:master-page style:name="Converted266" style:page-layout-name="Mpm1"/>
    <style:master-page style:name="Converted267" style:page-layout-name="Mpm1"/>
    <style:master-page style:name="Converted268" style:page-layout-name="Mpm1"/>
    <style:master-page style:name="Converted269" style:page-layout-name="Mpm1"/>
    <style:master-page style:name="Converted270" style:page-layout-name="Mpm1"/>
    <style:master-page style:name="Converted271" style:page-layout-name="Mpm1"/>
    <style:master-page style:name="Converted272" style:page-layout-name="Mpm1"/>
    <style:master-page style:name="Converted273" style:page-layout-name="Mpm1"/>
    <style:master-page style:name="Converted274" style:page-layout-name="Mpm1"/>
    <style:master-page style:name="Converted275" style:page-layout-name="Mpm1"/>
    <style:master-page style:name="Converted276" style:page-layout-name="Mpm1"/>
    <style:master-page style:name="Converted277" style:page-layout-name="Mpm1"/>
    <style:master-page style:name="Converted278" style:page-layout-name="Mpm1"/>
    <style:master-page style:name="Converted279" style:page-layout-name="Mpm1"/>
    <style:master-page style:name="Converted280" style:page-layout-name="Mpm1"/>
    <style:master-page style:name="Converted281" style:page-layout-name="Mpm1"/>
    <style:master-page style:name="Converted282" style:page-layout-name="Mpm1"/>
    <style:master-page style:name="Converted283" style:page-layout-name="Mpm1"/>
    <style:master-page style:name="Converted284" style:page-layout-name="Mpm1"/>
    <style:master-page style:name="Converted285" style:page-layout-name="Mpm1"/>
    <style:master-page style:name="Converted286" style:page-layout-name="Mpm1"/>
    <style:master-page style:name="Converted287" style:page-layout-name="Mpm1"/>
    <style:master-page style:name="Converted288" style:page-layout-name="Mpm1"/>
    <style:master-page style:name="Converted289" style:page-layout-name="Mpm1"/>
    <style:master-page style:name="Converted290" style:page-layout-name="Mpm1"/>
    <style:master-page style:name="Converted291" style:page-layout-name="Mpm1"/>
    <style:master-page style:name="Converted292" style:page-layout-name="Mpm1"/>
    <style:master-page style:name="Converted293" style:page-layout-name="Mpm1"/>
    <style:master-page style:name="Converted294" style:page-layout-name="Mpm1"/>
    <style:master-page style:name="Converted295" style:page-layout-name="Mpm1"/>
    <style:master-page style:name="Converted296" style:page-layout-name="Mpm1"/>
    <style:master-page style:name="Converted297" style:page-layout-name="Mpm1"/>
    <style:master-page style:name="Converted298" style:page-layout-name="Mpm1"/>
    <style:master-page style:name="Converted299" style:page-layout-name="Mpm1"/>
    <style:master-page style:name="Converted300" style:page-layout-name="Mpm1"/>
    <style:master-page style:name="Converted301" style:page-layout-name="Mpm1"/>
    <style:master-page style:name="Converted302" style:page-layout-name="Mpm1"/>
    <style:master-page style:name="Converted303" style:page-layout-name="Mpm1"/>
    <style:master-page style:name="Converted304" style:page-layout-name="Mpm1"/>
    <style:master-page style:name="Converted305" style:page-layout-name="Mpm1"/>
    <style:master-page style:name="Converted306" style:page-layout-name="Mpm1"/>
    <style:master-page style:name="Converted307" style:page-layout-name="Mpm1"/>
    <style:master-page style:name="Converted308" style:page-layout-name="Mpm1"/>
    <style:master-page style:name="Converted309" style:page-layout-name="Mpm1"/>
    <style:master-page style:name="Converted310" style:page-layout-name="Mpm1"/>
    <style:master-page style:name="Converted311" style:page-layout-name="Mpm1"/>
    <style:master-page style:name="Converted312" style:page-layout-name="Mpm1"/>
    <style:master-page style:name="Converted313" style:page-layout-name="Mpm1"/>
    <style:master-page style:name="Converted314" style:page-layout-name="Mpm1"/>
    <style:master-page style:name="Converted315" style:page-layout-name="Mpm1"/>
    <style:master-page style:name="Converted316" style:page-layout-name="Mpm1"/>
    <style:master-page style:name="Converted317" style:page-layout-name="Mpm1"/>
    <style:master-page style:name="Converted318" style:page-layout-name="Mpm1"/>
    <style:master-page style:name="Converted319" style:page-layout-name="Mpm1"/>
    <style:master-page style:name="Converted320" style:page-layout-name="Mpm1"/>
    <style:master-page style:name="Converted321" style:page-layout-name="Mpm1"/>
    <style:master-page style:name="Converted322" style:page-layout-name="Mpm1"/>
    <style:master-page style:name="Converted323" style:page-layout-name="Mpm1"/>
    <style:master-page style:name="Converted324" style:page-layout-name="Mpm1"/>
    <style:master-page style:name="Converted325" style:page-layout-name="Mpm1"/>
    <style:master-page style:name="Converted326" style:page-layout-name="Mpm1"/>
    <style:master-page style:name="Converted327" style:page-layout-name="Mpm1"/>
    <style:master-page style:name="Converted328" style:page-layout-name="Mpm1"/>
    <style:master-page style:name="Converted329" style:page-layout-name="Mpm1"/>
    <style:master-page style:name="Converted330" style:page-layout-name="Mpm1"/>
    <style:master-page style:name="Converted331" style:page-layout-name="Mpm1"/>
    <style:master-page style:name="Converted332" style:page-layout-name="Mpm1"/>
    <style:master-page style:name="Converted333" style:page-layout-name="Mpm1"/>
    <style:master-page style:name="Converted334" style:page-layout-name="Mpm1"/>
    <style:master-page style:name="Converted335" style:page-layout-name="Mpm1"/>
    <style:master-page style:name="Converted336" style:page-layout-name="Mpm1"/>
    <style:master-page style:name="Converted337" style:page-layout-name="Mpm1"/>
    <style:master-page style:name="Converted338" style:page-layout-name="Mpm1"/>
    <style:master-page style:name="Converted339" style:page-layout-name="Mpm1"/>
    <style:master-page style:name="Converted340" style:page-layout-name="Mpm1"/>
    <style:master-page style:name="Converted341" style:page-layout-name="Mpm1"/>
    <style:master-page style:name="Converted342" style:page-layout-name="Mpm1"/>
    <style:master-page style:name="Converted343" style:page-layout-name="Mpm1"/>
    <style:master-page style:name="Converted344" style:page-layout-name="Mpm1"/>
    <style:master-page style:name="Converted345" style:page-layout-name="Mpm1"/>
    <style:master-page style:name="Converted346" style:page-layout-name="Mpm1"/>
    <style:master-page style:name="Converted347" style:page-layout-name="Mpm1"/>
    <style:master-page style:name="Converted348" style:page-layout-name="Mpm1"/>
    <style:master-page style:name="Converted349" style:page-layout-name="Mpm1"/>
    <style:master-page style:name="Converted350" style:page-layout-name="Mpm1"/>
    <style:master-page style:name="Converted351" style:page-layout-name="Mpm1"/>
    <style:master-page style:name="Converted352" style:page-layout-name="Mpm1"/>
    <style:master-page style:name="Converted353" style:page-layout-name="Mpm1"/>
    <style:master-page style:name="Converted354" style:page-layout-name="Mpm1"/>
    <style:master-page style:name="Converted355" style:page-layout-name="Mpm1"/>
    <style:master-page style:name="Converted356" style:page-layout-name="Mpm1"/>
    <style:master-page style:name="Converted357" style:page-layout-name="Mpm1"/>
    <style:master-page style:name="Converted358" style:page-layout-name="Mpm1"/>
    <style:master-page style:name="Converted359" style:page-layout-name="Mpm1"/>
    <style:master-page style:name="Converted360" style:page-layout-name="Mpm1"/>
    <style:master-page style:name="Converted361" style:page-layout-name="Mpm1"/>
    <style:master-page style:name="Converted362" style:page-layout-name="Mpm1"/>
    <style:master-page style:name="Converted363" style:page-layout-name="Mpm1"/>
    <style:master-page style:name="Converted364" style:page-layout-name="Mpm1"/>
    <style:master-page style:name="Converted365" style:page-layout-name="Mpm1"/>
    <style:master-page style:name="Converted366" style:page-layout-name="Mpm1"/>
    <style:master-page style:name="Converted367" style:page-layout-name="Mpm1"/>
    <style:master-page style:name="Converted368" style:page-layout-name="Mpm1"/>
    <style:master-page style:name="Converted369" style:page-layout-name="Mpm1"/>
    <style:master-page style:name="Converted370" style:page-layout-name="Mpm1"/>
    <style:master-page style:name="Converted371" style:page-layout-name="Mpm1"/>
    <style:master-page style:name="Converted372" style:page-layout-name="Mpm1"/>
    <style:master-page style:name="Converted373" style:page-layout-name="Mpm1"/>
    <style:master-page style:name="Converted374" style:page-layout-name="Mpm1"/>
    <style:master-page style:name="Converted375" style:page-layout-name="Mpm1"/>
    <style:master-page style:name="Converted376" style:page-layout-name="Mpm1"/>
    <style:master-page style:name="Converted377" style:page-layout-name="Mpm1"/>
    <style:master-page style:name="Converted378" style:page-layout-name="Mpm1"/>
    <style:master-page style:name="Converted379" style:page-layout-name="Mpm1"/>
    <style:master-page style:name="Converted380" style:page-layout-name="Mpm1"/>
    <style:master-page style:name="Converted381" style:page-layout-name="Mpm1"/>
    <style:master-page style:name="Converted382" style:page-layout-name="Mpm1"/>
    <style:master-page style:name="Converted383" style:page-layout-name="Mpm1"/>
    <style:master-page style:name="Converted384" style:page-layout-name="Mpm1"/>
    <style:master-page style:name="Converted385" style:page-layout-name="Mpm1"/>
    <style:master-page style:name="Converted386" style:page-layout-name="Mpm1"/>
    <style:master-page style:name="Converted387" style:page-layout-name="Mpm1"/>
    <style:master-page style:name="Converted388" style:page-layout-name="Mpm1"/>
    <style:master-page style:name="Converted389" style:page-layout-name="Mpm1"/>
    <style:master-page style:name="Converted390" style:page-layout-name="Mpm1"/>
    <style:master-page style:name="Converted391" style:page-layout-name="Mpm1"/>
    <style:master-page style:name="Converted392" style:page-layout-name="Mpm1"/>
    <style:master-page style:name="Converted393" style:page-layout-name="Mpm1"/>
    <style:master-page style:name="Converted394" style:page-layout-name="Mpm1"/>
    <style:master-page style:name="Converted395" style:page-layout-name="Mpm1"/>
    <style:master-page style:name="Converted396" style:page-layout-name="Mpm1"/>
    <style:master-page style:name="Converted397" style:page-layout-name="Mpm1"/>
    <style:master-page style:name="Converted398" style:page-layout-name="Mpm1"/>
    <style:master-page style:name="Converted399" style:page-layout-name="Mpm1"/>
    <style:master-page style:name="Converted400" style:page-layout-name="Mpm1"/>
    <style:master-page style:name="Converted401" style:page-layout-name="Mpm1"/>
    <style:master-page style:name="Converted402" style:page-layout-name="Mpm1"/>
    <style:master-page style:name="Converted403" style:page-layout-name="Mpm1"/>
    <style:master-page style:name="Converted404" style:page-layout-name="Mpm1"/>
    <style:master-page style:name="Converted405" style:page-layout-name="Mpm1"/>
    <style:master-page style:name="Converted406" style:page-layout-name="Mpm1"/>
    <style:master-page style:name="Converted407" style:page-layout-name="Mpm1"/>
    <style:master-page style:name="Converted408" style:page-layout-name="Mpm1"/>
    <style:master-page style:name="Converted409" style:page-layout-name="Mpm1"/>
    <style:master-page style:name="Converted410" style:page-layout-name="Mpm1"/>
    <style:master-page style:name="Converted411" style:page-layout-name="Mpm1"/>
    <style:master-page style:name="Converted412" style:page-layout-name="Mpm1"/>
    <style:master-page style:name="Converted413" style:page-layout-name="Mpm1"/>
    <style:master-page style:name="Converted414" style:page-layout-name="Mpm1"/>
    <style:master-page style:name="Converted415" style:page-layout-name="Mpm1"/>
    <style:master-page style:name="Converted416" style:page-layout-name="Mpm1"/>
    <style:master-page style:name="Converted417" style:page-layout-name="Mpm1"/>
    <style:master-page style:name="Converted418" style:page-layout-name="Mpm1"/>
    <style:master-page style:name="Converted419" style:page-layout-name="Mpm1"/>
    <style:master-page style:name="Converted420" style:page-layout-name="Mpm1"/>
    <style:master-page style:name="Converted421" style:page-layout-name="Mpm1"/>
    <style:master-page style:name="Converted422" style:page-layout-name="Mpm1"/>
    <style:master-page style:name="Converted423" style:page-layout-name="Mpm1"/>
    <style:master-page style:name="Converted424" style:page-layout-name="Mpm1"/>
    <style:master-page style:name="Converted425" style:page-layout-name="Mpm1"/>
    <style:master-page style:name="Converted426" style:page-layout-name="Mpm1"/>
    <style:master-page style:name="Converted427" style:page-layout-name="Mpm1"/>
    <style:master-page style:name="Converted428" style:page-layout-name="Mpm1"/>
    <style:master-page style:name="Converted429" style:page-layout-name="Mpm1"/>
    <style:master-page style:name="Converted430" style:page-layout-name="Mpm1"/>
    <style:master-page style:name="Converted431" style:page-layout-name="Mpm1"/>
    <style:master-page style:name="Converted432" style:page-layout-name="Mpm1"/>
    <style:master-page style:name="Converted433" style:page-layout-name="Mpm1"/>
    <style:master-page style:name="Converted434" style:page-layout-name="Mpm1"/>
    <style:master-page style:name="Converted435" style:page-layout-name="Mpm1"/>
    <style:master-page style:name="Converted436" style:page-layout-name="Mpm1"/>
    <style:master-page style:name="Converted437" style:page-layout-name="Mpm1"/>
    <style:master-page style:name="Converted438" style:page-layout-name="Mpm1"/>
    <style:master-page style:name="Converted439" style:page-layout-name="Mpm1"/>
    <style:master-page style:name="Converted440" style:page-layout-name="Mpm1"/>
    <style:master-page style:name="Converted441" style:page-layout-name="Mpm1"/>
    <style:master-page style:name="Converted442" style:page-layout-name="Mpm1"/>
    <style:master-page style:name="Converted443" style:page-layout-name="Mpm1"/>
    <style:master-page style:name="Converted444" style:page-layout-name="Mpm1"/>
    <style:master-page style:name="Converted445" style:page-layout-name="Mpm1"/>
    <style:master-page style:name="Converted446" style:page-layout-name="Mpm1"/>
    <style:master-page style:name="Converted447" style:page-layout-name="Mpm1"/>
    <style:master-page style:name="Converted448" style:page-layout-name="Mpm1"/>
    <style:master-page style:name="Converted449" style:page-layout-name="Mpm1"/>
    <style:master-page style:name="Converted450" style:page-layout-name="Mpm1"/>
    <style:master-page style:name="Converted451" style:page-layout-name="Mpm1"/>
    <style:master-page style:name="Converted452" style:page-layout-name="Mpm1"/>
    <style:master-page style:name="Converted453" style:page-layout-name="Mpm1"/>
    <style:master-page style:name="Converted454" style:page-layout-name="Mpm1"/>
    <style:master-page style:name="Converted455" style:page-layout-name="Mpm1"/>
    <style:master-page style:name="Converted456" style:page-layout-name="Mpm1"/>
    <style:master-page style:name="Converted457" style:page-layout-name="Mpm1"/>
    <style:master-page style:name="Converted458" style:page-layout-name="Mpm1"/>
    <style:master-page style:name="Converted459" style:page-layout-name="Mpm1"/>
    <style:master-page style:name="Converted460" style:page-layout-name="Mpm1"/>
    <style:master-page style:name="Converted461" style:page-layout-name="Mpm1"/>
    <style:master-page style:name="Converted462" style:page-layout-name="Mpm1"/>
    <style:master-page style:name="Converted463" style:page-layout-name="Mpm1"/>
    <style:master-page style:name="Converted464" style:page-layout-name="Mpm1"/>
    <style:master-page style:name="Converted465" style:page-layout-name="Mpm1"/>
    <style:master-page style:name="Converted466" style:page-layout-name="Mpm1"/>
    <style:master-page style:name="Converted467" style:page-layout-name="Mpm1"/>
    <style:master-page style:name="Converted468" style:page-layout-name="Mpm1"/>
    <style:master-page style:name="Converted469" style:page-layout-name="Mpm1"/>
    <style:master-page style:name="Converted470" style:page-layout-name="Mpm1"/>
    <style:master-page style:name="Converted471" style:page-layout-name="Mpm1"/>
    <style:master-page style:name="Converted472" style:page-layout-name="Mpm1"/>
    <style:master-page style:name="Converted473" style:page-layout-name="Mpm1"/>
    <style:master-page style:name="Converted474" style:page-layout-name="Mpm1"/>
    <style:master-page style:name="Converted475" style:page-layout-name="Mpm1"/>
    <style:master-page style:name="Converted476" style:page-layout-name="Mpm1"/>
    <style:master-page style:name="Converted477" style:page-layout-name="Mpm1"/>
    <style:master-page style:name="Converted478" style:page-layout-name="Mpm1"/>
    <style:master-page style:name="Converted479" style:page-layout-name="Mpm1"/>
    <style:master-page style:name="Converted480" style:page-layout-name="Mpm1"/>
    <style:master-page style:name="Converted481" style:page-layout-name="Mpm1"/>
    <style:master-page style:name="Converted482" style:page-layout-name="Mpm1"/>
    <style:master-page style:name="Converted483" style:page-layout-name="Mpm1"/>
    <style:master-page style:name="Converted484" style:page-layout-name="Mpm1"/>
    <style:master-page style:name="Converted485" style:page-layout-name="Mpm1"/>
    <style:master-page style:name="Converted486" style:page-layout-name="Mpm1"/>
    <style:master-page style:name="Converted487" style:page-layout-name="Mpm1"/>
    <style:master-page style:name="Converted488" style:page-layout-name="Mpm1"/>
    <style:master-page style:name="Converted489" style:page-layout-name="Mpm1"/>
    <style:master-page style:name="Converted490" style:page-layout-name="Mpm1"/>
    <style:master-page style:name="Converted491" style:page-layout-name="Mpm1"/>
    <style:master-page style:name="Converted492" style:page-layout-name="Mpm1"/>
    <style:master-page style:name="Converted493" style:page-layout-name="Mpm1"/>
    <style:master-page style:name="Converted494" style:page-layout-name="Mpm1"/>
    <style:master-page style:name="Converted495" style:page-layout-name="Mpm1"/>
    <style:master-page style:name="Converted496" style:page-layout-name="Mpm1"/>
    <style:master-page style:name="Converted497" style:page-layout-name="Mpm1"/>
    <style:master-page style:name="Converted498" style:page-layout-name="Mpm1"/>
    <style:master-page style:name="Converted499" style:page-layout-name="Mpm1"/>
    <style:master-page style:name="Converted500" style:page-layout-name="Mpm1"/>
    <style:master-page style:name="Converted501" style:page-layout-name="Mpm1"/>
    <style:master-page style:name="Converted502" style:page-layout-name="Mpm1"/>
    <style:master-page style:name="Converted503" style:page-layout-name="Mpm1"/>
    <style:master-page style:name="Converted504" style:page-layout-name="Mpm1"/>
    <style:master-page style:name="Converted505" style:page-layout-name="Mpm1"/>
    <style:master-page style:name="Converted506" style:page-layout-name="Mpm1"/>
    <style:master-page style:name="Converted507" style:page-layout-name="Mpm1"/>
    <style:master-page style:name="Converted508" style:page-layout-name="Mpm1"/>
    <style:master-page style:name="Converted509" style:page-layout-name="Mpm1"/>
    <style:master-page style:name="Converted510" style:page-layout-name="Mpm1"/>
    <style:master-page style:name="Converted511" style:page-layout-name="Mpm1"/>
    <style:master-page style:name="Converted512" style:page-layout-name="Mpm1"/>
    <style:master-page style:name="Converted513" style:page-layout-name="Mpm1"/>
    <style:master-page style:name="Converted514" style:page-layout-name="Mpm1"/>
    <style:master-page style:name="Converted515" style:page-layout-name="Mpm1"/>
    <style:master-page style:name="Converted516" style:page-layout-name="Mpm1"/>
    <style:master-page style:name="Converted517" style:page-layout-name="Mpm1"/>
    <style:master-page style:name="Converted518" style:page-layout-name="Mpm1"/>
    <style:master-page style:name="Converted519" style:page-layout-name="Mpm1"/>
    <style:master-page style:name="Converted520" style:page-layout-name="Mpm1"/>
    <style:master-page style:name="Converted521" style:page-layout-name="Mpm1"/>
    <style:master-page style:name="Converted522" style:page-layout-name="Mpm1"/>
    <style:master-page style:name="Converted523" style:page-layout-name="Mpm1"/>
    <style:master-page style:name="Converted524" style:page-layout-name="Mpm1"/>
    <style:master-page style:name="Converted525" style:page-layout-name="Mpm1"/>
    <style:master-page style:name="Converted526" style:page-layout-name="Mpm1"/>
    <style:master-page style:name="Converted527" style:page-layout-name="Mpm1"/>
    <style:master-page style:name="Converted528" style:page-layout-name="Mpm1"/>
    <style:master-page style:name="Converted529" style:page-layout-name="Mpm1"/>
    <style:master-page style:name="Converted530" style:page-layout-name="Mpm1"/>
    <style:master-page style:name="Converted531" style:page-layout-name="Mpm1"/>
    <style:master-page style:name="Converted532" style:page-layout-name="Mpm1"/>
    <style:master-page style:name="Converted533" style:page-layout-name="Mpm1"/>
    <style:master-page style:name="Converted534" style:page-layout-name="Mpm1"/>
    <style:master-page style:name="Converted535" style:page-layout-name="Mpm1"/>
    <style:master-page style:name="Converted536" style:page-layout-name="Mpm1"/>
    <style:master-page style:name="Converted537" style:page-layout-name="Mpm1"/>
    <style:master-page style:name="Converted538" style:page-layout-name="Mpm1"/>
    <style:master-page style:name="Converted539" style:page-layout-name="Mpm1"/>
    <style:master-page style:name="Converted540" style:page-layout-name="Mpm1"/>
    <style:master-page style:name="Converted541" style:page-layout-name="Mpm1"/>
    <style:master-page style:name="Converted542" style:page-layout-name="Mpm1"/>
    <style:master-page style:name="Converted543" style:page-layout-name="Mpm1"/>
    <style:master-page style:name="Converted544" style:page-layout-name="Mpm1"/>
    <style:master-page style:name="Converted545" style:page-layout-name="Mpm1"/>
    <style:master-page style:name="Converted546" style:page-layout-name="Mpm1"/>
    <style:master-page style:name="Converted547" style:page-layout-name="Mpm1"/>
    <style:master-page style:name="Converted548" style:page-layout-name="Mpm1"/>
    <style:master-page style:name="Converted549" style:page-layout-name="Mpm1"/>
    <style:master-page style:name="Converted550" style:page-layout-name="Mpm1"/>
    <style:master-page style:name="Converted551" style:page-layout-name="Mpm1"/>
    <style:master-page style:name="Converted552" style:page-layout-name="Mpm1"/>
    <style:master-page style:name="Converted553" style:page-layout-name="Mpm1"/>
    <style:master-page style:name="Converted554" style:page-layout-name="Mpm1"/>
    <style:master-page style:name="Converted555" style:page-layout-name="Mpm2">
      <style:header>
        <text:p text:style-name="Header"/>
      </style:header>
      <style:footer>
        <text:p text:style-name="MP1"><text:line-break/> <text:s text:c="3"/><text:line-break/> <text:s text:c="7"/><text:span text:style-name="page_20_number"><text:line-break/> <text:s text:c="7"/></text:span><text:line-break/> <text:s text:c="11"/><text:span text:style-name="MT2"><text:line-break/> <text:s text:c="11"/>Page <text:line-break/> <text:s text:c="7"/><text:line-break/> <text:s text:c="7"/></text:span><text:line-break/> <text:s text:c="11"/><text:span text:style-name="page_20_number"><text:line-break/> <text:s text:c="11"/></text:span><text:page-number text:select-page="current"/><text:span text:style-name="page_20_number"><text:line-break/> <text:s text:c="7"/><text:line-break/> <text:s text:c="7"/></text:span><text:line-break/> <text:s text:c="11"/><text:span text:style-name="MT2"><text:line-break/> <text:s text:c="12"/>of <text:line-break/> <text:s text:c="7"/><text:line-break/> <text:s text:c="7"/></text:span><text:line-break/> <text:s text:c="11"/><text:span text:style-name="page_20_number"><text:line-break/> <text:s text:c="11"/></text:span><text:page-count>20</text:page-count><text:span text:style-name="page_20_number"><text:line-break/> <text:s text:c="7"/><text:line-break/> <text:s text:c="3"/></text:span></text:p>
        <text:p text:style-name="Footer"><text:line-break/> <text:s text:c="3"/><text:line-break/> <text:s text:c="7"/><text:line-break/> <text:s text:c="3"/></text:p>
        <text:p text:style-name="Footer"/>
      </style:footer>
      <style:footer-left>
        <text:p text:style-name="MP1"><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3"/><text:line-break/> <text:s text:c="7"/></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line-break/> <text:s text:c="11"/>Page <text:line-break/> <text:s text:c="7"/><text:line-break/> <text:s text:c="7"/></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line-break/> <text:s text:c="7"/></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line-break/> <text:s text:c="11"/>of <text:line-break/> <text:s text:c="7"/><text:line-break/> <text:s text:c="7"/></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count>20</text:page-count></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line-break/> <text:s text:c="3"/></text:span></text:span></text:span></text:span></text:span></text:span></text:span></text:span></text:span></text:span></text:span></text:span></text:span></text:p>
        <text:p text:style-name="MP2"><text:line-break/> <text:s text:c="3"/><text:line-break/> <text:s text:c="7"/><text:line-break/> <text:s text:c="3"/></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aming_Second</dc:title>
    <meta:initial-creator>Qualtrics</meta:initial-creator>
    <dc:creator>Simon Heuberger</dc:creator>
    <meta:editing-cycles>38</meta:editing-cycles>
    <meta:creation-date>2020-10-21T11:08:02</meta:creation-date>
    <dc:date>2020-12-01T13:38:48</dc:date>
    <meta:editing-duration>P2DT7H36M51S</meta:editing-duration>
    <meta:generator>OpenOffice/4.1.7$Unix OpenOffice.org_project/417m1$Build-9800</meta:generator>
    <meta:document-statistic meta:table-count="0" meta:image-count="0" meta:object-count="0" meta:page-count="20" meta:paragraph-count="307" meta:word-count="2669" meta:character-count="16928"/>
    <meta:user-defined meta:name="AppVersion">12.0000</meta:user-defined>
    <meta:user-defined meta:name="Company">Qualtr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